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style:font-face style:name="Linux Libertine1" svg:font-family="'Linux Libertine'"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361in" fo:margin-left="0in" table:align="left" style:may-break-between-rows="true" table:border-model="collapsing"/>
    </style:style>
    <style:style style:name="Table1.A" style:family="table-column">
      <style:table-column-properties style:column-width="1.9389in"/>
    </style:style>
    <style:style style:name="Table1.B" style:family="table-column">
      <style:table-column-properties style:column-width="2.4361in"/>
    </style:style>
    <style:style style:name="Table1.C" style:family="table-column">
      <style:table-column-properties style:column-width="1.441in"/>
    </style:style>
    <style:style style:name="Table1.D" style:family="table-column">
      <style:table-column-properties style:column-width="1.1201in"/>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17" style:family="table-row">
      <style:table-row-properties style:min-row-height="0.8368in" fo:keep-together="auto"/>
    </style:style>
    <style:style style:name="Table1.A18"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9229in" table:align="left" style:may-break-between-rows="true" table:border-model="collapsing"/>
    </style:style>
    <style:style style:name="Table2.A" style:family="table-column">
      <style:table-column-properties style:column-width="3.0681in"/>
    </style:style>
    <style:style style:name="Table2.B" style:family="table-column">
      <style:table-column-properties style:column-width="3.8549in"/>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6" style:family="table-row">
      <style:table-row-properties style:min-row-height="0.5347in"/>
    </style:style>
    <style:style style:name="Table2.17" style:family="table-row">
      <style:table-row-properties fo:keep-together="auto"/>
    </style:style>
    <style:style style:name="Table2.A17"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Title">
      <style:text-properties style:font-name="Linux Libertine1" fo:language="nl" fo:country="NL" officeooo:rsid="000554fa" officeooo:paragraph-rsid="000554fa"/>
    </style:style>
    <style:style style:name="P2" style:family="paragraph" style:parent-style-name="Subtitle">
      <style:text-properties style:font-name="Linux Libertine1" fo:language="nl" fo:country="NL" officeooo:rsid="000554fa" officeooo:paragraph-rsid="000554fa"/>
    </style:style>
    <style:style style:name="P3" style:family="paragraph" style:parent-style-name="Text_20_body">
      <style:text-properties style:font-name="Linux Libertine1" fo:language="nl" fo:country="NL" officeooo:rsid="000554fa" officeooo:paragraph-rsid="000554fa"/>
    </style:style>
    <style:style style:name="P4" style:family="paragraph" style:parent-style-name="Heading_20_1">
      <style:paragraph-properties fo:break-before="page"/>
      <style:text-properties style:font-name="Linux Libertine1" fo:language="nl" fo:country="NL" officeooo:rsid="000554fa" officeooo:paragraph-rsid="000554fa"/>
    </style:style>
    <style:style style:name="P5" style:family="paragraph" style:parent-style-name="Text_20_body">
      <style:text-properties style:font-name="Linux Libertine1" fo:language="nl" fo:country="NL" officeooo:rsid="000985db" officeooo:paragraph-rsid="000985db"/>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6.9244in" style:type="right" style:leader-style="dotted" style:leader-text="."/>
        </style:tab-stops>
      </style:paragraph-properties>
    </style:style>
    <style:style style:name="P8" style:family="paragraph" style:parent-style-name="Contents_20_1">
      <style:paragraph-properties>
        <style:tab-stops>
          <style:tab-stop style:position="6.9244in" style:type="right" style:leader-style="dotted" style:leader-text="."/>
        </style:tab-stops>
      </style:paragraph-properties>
      <style:text-properties style:font-name="Linux Libertine1" fo:language="nl" fo:country="NL"/>
    </style:style>
    <style:style style:name="P9" style:family="paragraph" style:parent-style-name="Heading_20_1">
      <style:paragraph-properties fo:break-before="page"/>
      <style:text-properties style:font-name="Linux Libertine1" fo:language="nl" fo:country="NL" officeooo:rsid="00099182" officeooo:paragraph-rsid="00099182"/>
    </style:style>
    <style:style style:name="P10" style:family="paragraph" style:parent-style-name="Text_20_body">
      <style:text-properties style:font-name="Linux Libertine1" fo:language="nl" fo:country="NL" officeooo:rsid="00099182" officeooo:paragraph-rsid="00099182"/>
    </style:style>
    <style:style style:name="P11" style:family="paragraph" style:parent-style-name="Table">
      <style:paragraph-properties fo:keep-with-next="always"/>
      <style:text-properties fo:language="nl" fo:country="NL"/>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nl" fo:country="NL" fo:font-style="normal" fo:text-shadow="none" style:text-underline-style="none" fo:font-weight="normal" officeooo:rsid="00073433" officeooo:paragraph-rsid="0007343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nl" fo:country="N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nl" fo:country="NL" fo:font-style="normal" fo:text-shadow="none" style:text-underline-style="none" fo:font-weight="normal" officeooo:rsid="000b6075" officeooo:paragraph-rsid="000b6075"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nl" fo:country="NL" fo:font-style="normal" fo:text-shadow="none" style:text-underline-style="none" fo:font-weight="normal" officeooo:rsid="0020205f" officeooo:paragraph-rsid="0020205f"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nl" fo:country="NL" fo:font-style="normal" fo:text-shadow="none" style:text-underline-style="none" fo:font-weight="normal" officeooo:rsid="00290731" officeooo:paragraph-rsid="00290731"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nl" fo:country="NL" fo:font-style="normal" fo:text-shadow="none" style:text-underline-style="none" fo:font-weight="normal" officeooo:rsid="002a55e3" officeooo:paragraph-rsid="002a55e3"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nl" fo:country="NL" fo:font-style="normal" fo:text-shadow="none" style:text-underline-style="none" fo:font-weight="normal" officeooo:rsid="002c0a31" officeooo:paragraph-rsid="002c0a31"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nl" fo:country="NL" fo:font-style="normal" fo:text-shadow="none" style:text-underline-style="none" fo:font-weight="normal" officeooo:rsid="0020f61a" officeooo:paragraph-rsid="0020f61a"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nl" fo:country="NL" fo:font-style="normal" fo:text-shadow="none" style:text-underline-style="none" fo:font-weight="normal" officeooo:rsid="0023093d" officeooo:paragraph-rsid="0023093d"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nl" fo:country="NL" fo:font-style="normal" fo:text-shadow="none" style:text-underline-style="none" fo:font-weight="normal" officeooo:rsid="002c4b87" officeooo:paragraph-rsid="002c4b87"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officeooo:paragraph-rsid="00073433"/>
    </style:style>
    <style:style style:name="P23" style:family="paragraph" style:parent-style-name="Heading_20_1">
      <style:paragraph-properties fo:break-before="page"/>
      <style:text-properties style:font-name="Linux Libertine1"/>
    </style:style>
    <style:style style:name="P24" style:family="paragraph" style:parent-style-name="Text_20_body">
      <style:text-properties style:font-name="Linux Libertine1" fo:language="nl" fo:country="NL" officeooo:rsid="001a2dbd" officeooo:paragraph-rsid="001a2dbd"/>
    </style:style>
    <style:style style:name="P25" style:family="paragraph" style:parent-style-name="Table">
      <style:paragraph-properties fo:keep-with-next="always"/>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nl" fo:country="NL" fo:font-style="normal" fo:text-shadow="none" style:text-underline-style="none" fo:font-weight="normal" officeooo:rsid="00073433" officeooo:paragraph-rsid="000d35fd"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nl" fo:country="NL" fo:font-style="normal" fo:text-shadow="none" style:text-underline-style="none" fo:font-weight="normal" officeooo:rsid="000d35fd" officeooo:paragraph-rsid="000d35fd"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nl" fo:country="NL" fo:font-style="normal" fo:text-shadow="none" style:text-underline-style="none" fo:font-weight="normal" officeooo:rsid="000ecc80" officeooo:paragraph-rsid="000ecc80"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nl" fo:country="NL" fo:font-style="normal" fo:text-shadow="none" style:text-underline-style="none" fo:font-weight="normal" officeooo:rsid="000fa821" officeooo:paragraph-rsid="000fa821"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nl" fo:country="NL" fo:font-style="normal" fo:text-shadow="none" style:text-underline-style="none" fo:font-weight="normal" officeooo:rsid="0011ee12" officeooo:paragraph-rsid="0011ee12"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nl" fo:country="NL" fo:font-style="normal" fo:text-shadow="none" style:text-underline-style="none" fo:font-weight="normal" officeooo:rsid="00156f9f" officeooo:paragraph-rsid="00156f9f"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nl" fo:country="NL" fo:font-style="normal" fo:text-shadow="none" style:text-underline-style="none" fo:font-weight="normal" officeooo:rsid="001921c3" officeooo:paragraph-rsid="001921c3"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Standard">
      <style:text-properties style:font-name="Linux Libertine1" fo:language="nl" fo:country="NL" officeooo:paragraph-rsid="000d35fd"/>
    </style:style>
    <style:style style:name="T1" style:family="text">
      <style:text-properties officeooo:rsid="000a764f"/>
    </style:style>
    <style:style style:name="T2" style:family="text">
      <style:text-properties officeooo:rsid="000d35fd"/>
    </style:style>
    <style:style style:name="T3" style:family="text">
      <style:text-properties officeooo:rsid="00099182"/>
    </style:style>
    <style:style style:name="T4" style:family="text">
      <style:text-properties officeooo:rsid="000ecc80"/>
    </style:style>
    <style:style style:name="T5" style:family="text">
      <style:text-properties officeooo:rsid="000c8470"/>
    </style:style>
    <style:style style:name="T6" style:family="text">
      <style:text-properties officeooo:rsid="00156f9f"/>
    </style:style>
    <style:style style:name="T7" style:family="text">
      <style:text-properties officeooo:rsid="00176562"/>
    </style:style>
    <style:style style:name="T8" style:family="text">
      <style:text-properties officeooo:rsid="000b6075"/>
    </style:style>
    <style:style style:name="T9" style:family="text">
      <style:text-properties officeooo:rsid="0030e641"/>
    </style:style>
    <style:style style:name="T10" style:family="text">
      <style:text-properties officeooo:rsid="003072c7"/>
    </style:style>
    <style:style style:name="T11" style:family="text">
      <style:text-properties officeooo:rsid="003384ec"/>
    </style:style>
    <style:style style:name="T12" style:family="text">
      <style:text-properties officeooo:rsid="00302e3c"/>
    </style:style>
    <style:style style:name="T13" style:family="text">
      <style:text-properties officeooo:rsid="002e98a9"/>
    </style:style>
    <style:style style:name="T14" style:family="text">
      <style:text-properties officeooo:rsid="0020205f"/>
    </style:style>
    <style:style style:name="T15" style:family="text">
      <style:text-properties officeooo:rsid="0011ee12"/>
    </style:style>
    <style:style style:name="T16" style:family="text">
      <style:text-properties officeooo:rsid="002e65fa"/>
    </style:style>
    <style:style style:name="T17" style:family="text">
      <style:text-properties officeooo:rsid="0023d765"/>
    </style:style>
    <style:style style:name="T18" style:family="text">
      <style:text-properties officeooo:rsid="001921c3"/>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unctioneel ontwerp</text:p>
      <text:p text:style-name="P2">Opdracht Spoorwegovergang</text:p>
      <text:p text:style-name="P3"/>
      <text:h text:style-name="P4" text:outline-level="1"><text:bookmark-start text:name="__RefHeading___Toc1_2251958485"/>Inleiding<text:bookmark-end text:name="__RefHeading___Toc1_2251958485"/></text:h>
      <text:p text:style-name="P5">Dit document bevat het functioneel ontwerp voor de spoorwegovergang. Het functioneel ontwerp beschrijft de specificaties waaraan de spoorwegovergang moet voldoen. Deze specificaties zijn weergegeven in een tabel, waarin ook de prioriteit en de slaging (testresultaat) van elke specificatie zijn opgenomen. De tabel biedt een overzicht waarmee de specificaties eenvoudig kunnen worden getest om te verifiëren of deze voldoen aan de gestelde eisen. Tevens wordt de teststrategie behandeld, waarin wordt uitgelegd hoe elke specificatie is getest op zijn functionaliteit. Eventuele beperkingen die tijdens het proces zijn tegengekomen, zullen eveneens worden besproken.</text:p>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Inhoudsopgave</text:p>
          </text:index-title>
          <text:p text:style-name="P7"><text:a xlink:type="simple" xlink:href="#__RefHeading___Toc1_2251958485" text:style-name="Index_20_Link" text:visited-style-name="Index_20_Link">Inleiding<text:tab/>2</text:a></text:p>
          <text:p text:style-name="P7"><text:a xlink:type="simple" xlink:href="#__RefHeading___Toc3_2251958485" text:style-name="Index_20_Link" text:visited-style-name="Index_20_Link">Het ontwerp<text:tab/>4</text:a></text:p>
          <text:p text:style-name="P7"><text:a xlink:type="simple" xlink:href="#__RefHeading___Toc343_2251958485" text:style-name="Index_20_Link" text:visited-style-name="Index_20_Link">Teststrategie<text:tab/>7</text:a></text:p>
        </text:index-body>
      </text:table-of-content>
      <text:p text:style-name="P8"/>
      <text:h text:style-name="P9" text:outline-level="1"><text:bookmark-start text:name="__RefHeading___Toc3_2251958485"/>Het ontwerp<text:bookmark-end text:name="__RefHeading___Toc3_2251958485"/></text:h>
      <text:p text:style-name="P10">Hieronder het functioneel ontwerp van de overgang. <text:sequence-ref text:reference-format="category-and-value" text:ref-name="refTable0">Table 1</text:sequence-ref><text:s/><text:span text:style-name="T1">weergeeft iedere functie met een gedetailleerde omschrijving. </text:span><text:span text:style-name="T2">Prioriteit zal in het MoSCoW format weergegeven worden.</text:span></text:p>
      <text:p text:style-name="P11">Table <text:sequence text:ref-name="refTable0" text:name="Table" text:formula="ooow:Table+1" style:num-format="1">1</text:sequence>: Specificaties met prioriteit en testresultaat</text:p>
      <table:table table:name="Table1" table:style-name="Table1" table:template-name="Academic">
        <table:table-column table:style-name="Table1.A"/>
        <table:table-column table:style-name="Table1.B"/>
        <table:table-column table:style-name="Table1.C"/>
        <table:table-column table:style-name="Table1.D"/>
        <table:table-row>
          <table:table-cell table:style-name="Table1.A1" office:value-type="string">
            <text:p text:style-name="P12">Nr/<text:span text:style-name="T3">Specificatie</text:span></text:p>
          </table:table-cell>
          <table:table-cell table:style-name="Table1.A1" office:value-type="string">
            <text:p text:style-name="P12">Omschrijving</text:p>
          </table:table-cell>
          <table:table-cell table:style-name="Table1.A1" office:value-type="string">
            <text:p text:style-name="P12">Prioriteit <text:span text:style-name="T3">(MoSCoW)</text:span></text:p>
          </table:table-cell>
          <table:table-cell table:style-name="Table1.A1" office:value-type="string">
            <text:p text:style-name="P12">Testresultaat</text:p>
          </table:table-cell>
        </table:table-row>
        <table:table-row>
          <table:table-cell table:style-name="Table1.A2" office:value-type="string">
            <text:p text:style-name="P12">1. <text:span text:style-name="T3">Verkeerslicht</text:span></text:p>
          </table:table-cell>
          <table:table-cell table:style-name="Table1.A2" office:value-type="string">
            <text:p text:style-name="P13">Twee verkeerslichten (voor de noord- en zuidroutes) moeten aangeven of voertuigen en voetgangers mogen oversteken.</text:p>
          </table:table-cell>
          <table:table-cell table:style-name="Table1.A2" office:value-type="string">
            <text:p text:style-name="P14">Must</text:p>
          </table:table-cell>
          <table:table-cell table:style-name="Table1.A2" office:value-type="string">
            <text:p text:style-name="P15">Geslaagd</text:p>
          </table:table-cell>
        </table:table-row>
        <table:table-row>
          <table:table-cell table:style-name="Table1.A2" office:value-type="string">
            <text:p text:style-name="P12">2. <text:span text:style-name="T3">Eenrichtingsovergang</text:span></text:p>
          </table:table-cell>
          <table:table-cell table:style-name="Table1.A2" office:value-type="string">
            <text:p text:style-name="P13">Slechts één richting (noord of zuid) kan tegelijk oversteken vanwege de smalle overgang, aangegeven door verkeerslichten (rood, geel, groen). <text:span text:style-name="T2">Een zijde krijgt bij groen </text:span><text:span text:style-name="T4">twaalf</text:span><text:span text:style-name="T2"> seconden voorang (uitzondering bij een trein).</text:span></text:p>
          </table:table-cell>
          <table:table-cell table:style-name="Table1.A2" office:value-type="string">
            <text:p text:style-name="P14">Must</text:p>
          </table:table-cell>
          <table:table-cell table:style-name="Table1.A2" office:value-type="string">
            <text:p text:style-name="P15">Geslaagd</text:p>
          </table:table-cell>
        </table:table-row>
        <table:table-row>
          <table:table-cell table:style-name="Table1.A2" office:value-type="string">
            <text:p text:style-name="P12">3. <text:span text:style-name="T3">Spoorwegovergang</text:span></text:p>
          </table:table-cell>
          <table:table-cell table:style-name="Table1.A2" office:value-type="string">
            <text:p text:style-name="P13">Een servo-gestuurde slagboom (gesimuleerd door een servo motor) voorkomt dat voertuigen kunnen passeren wanneer een trein nadert.</text:p>
          </table:table-cell>
          <table:table-cell table:style-name="Table1.A2" office:value-type="string">
            <text:p text:style-name="P14">Must</text:p>
          </table:table-cell>
          <table:table-cell table:style-name="Table1.A2" office:value-type="string">
            <text:p text:style-name="P15">Geslaagd</text:p>
          </table:table-cell>
        </table:table-row>
        <table:table-row>
          <table:table-cell table:style-name="Table1.A2" office:value-type="string">
            <text:p text:style-name="P12">4. <text:span text:style-name="T3">Knopindrukking voor Oversteken</text:span></text:p>
          </table:table-cell>
          <table:table-cell table:style-name="Table1.A2" office:value-type="string">
            <text:p text:style-name="P13">Voetgangers/voertuigen drukken op een knop om hun intentie om over te steken aan te geven. De knopdruk moet door het systeem onthouden worden. <text:span text:style-name="T5">Dit geldt ook wanneer een trein is gedetecteerd. </text:span><text:span text:style-name="T6">De zijde die als eerste op de knop drukt </text:span><text:span text:style-name="T7">tijdens de treindetectie</text:span><text:span text:style-name="T6">, krijgt na de trein prioriteit</text:span><text:span text:style-name="T5">.</text:span></text:p>
          </table:table-cell>
          <table:table-cell table:style-name="Table1.A2" office:value-type="string">
            <text:p text:style-name="P16">Could</text:p>
          </table:table-cell>
          <table:table-cell table:style-name="Table1.A2" office:value-type="string">
            <text:p text:style-name="P15">Geslaagd</text:p>
          </table:table-cell>
        </table:table-row>
        <table:table-row>
          <table:table-cell table:style-name="Table1.A2" office:value-type="string">
            <text:p text:style-name="P12">5. <text:span text:style-name="T3">Knopverwerkingslogica</text:span></text:p>
          </table:table-cell>
          <table:table-cell table:style-name="Table1.A2" office:value-type="string">
            <text:p text:style-name="P13">Wanneer een knop wordt ingedrukt, moet deze worden onthouden totdat de bijbehorende actie (oversteken) is verwerkt.</text:p>
          </table:table-cell>
          <table:table-cell table:style-name="Table1.A2" office:value-type="string">
            <text:p text:style-name="P16">Could</text:p>
          </table:table-cell>
          <table:table-cell table:style-name="Table1.A2" office:value-type="string">
            <text:p text:style-name="P15">Geslaagd</text:p>
          </table:table-cell>
        </table:table-row>
        <table:table-row>
          <table:table-cell table:style-name="Table1.A2" office:value-type="string">
            <text:p text:style-name="P12">6. <text:span text:style-name="T3">Verkeerslichttijden</text:span></text:p>
          </table:table-cell>
          <table:table-cell table:style-name="Table1.A2" office:value-type="string">
            <text:p text:style-name="P14">Wanneer de stoplicht naar rood gaat, gaat het van groen direct naar oranje, twee seconden later naar rood.</text:p>
          </table:table-cell>
          <table:table-cell table:style-name="Table1.A2" office:value-type="string">
            <text:p text:style-name="P14">Must</text:p>
          </table:table-cell>
          <table:table-cell table:style-name="Table1.A2" office:value-type="string">
            <text:p text:style-name="P15">Geslaagd</text:p>
          </table:table-cell>
        </table:table-row>
        <table:table-row>
          <table:table-cell table:style-name="Table1.A2" office:value-type="string">
            <text:p text:style-name="P12">7. <text:span text:style-name="T3">Blokkering van de Overgang (rood)</text:span></text:p>
          </table:table-cell>
          <table:table-cell table:style-name="Table1.A2" office:value-type="string">
            <text:p text:style-name="P13">Beide lichten staan <text:span text:style-name="T8">drie</text:span> seconden op rood om ervoor te zorgen dat de overgang leeg is voordat de andere richting kan oversteken.</text:p>
            <text:p text:style-name="P13"/>
            <text:p text:style-name="P13"><text:soft-page-break/></text:p>
          </table:table-cell>
          <table:table-cell table:style-name="Table1.A2" office:value-type="string">
            <text:p text:style-name="P17">Could</text:p>
          </table:table-cell>
          <table:table-cell table:style-name="Table1.A2" office:value-type="string">
            <text:p text:style-name="P15">Geslaagd</text:p>
          </table:table-cell>
        </table:table-row>
        <table:table-row>
          <table:table-cell table:style-name="Table1.A2" office:value-type="string">
            <text:p text:style-name="P12">8. <text:span text:style-name="T3">Treindetectie en Prioriteit</text:span></text:p>
          </table:table-cell>
          <table:table-cell table:style-name="Table1.A2" office:value-type="string">
            <text:p text:style-name="P13">Wanneer een trein wordt gedetecteerd (<text:span text:style-name="T9">door middel van </text:span>sensoren), schakelt het groene licht naar geel en daarna naar rood <text:span text:style-name="T10">(dezelfde timers geld hier als bij nr </text:span><text:span text:style-name="T11">6 en 7</text:span><text:span text:style-name="T10">)</text:span>, zelfs als het systeem bijna groen zou geven. De trein heeft altijd voorrang.</text:p>
          </table:table-cell>
          <table:table-cell table:style-name="Table1.A2" office:value-type="string">
            <text:p text:style-name="P14">Must</text:p>
          </table:table-cell>
          <table:table-cell table:style-name="Table1.A2" office:value-type="string">
            <text:p text:style-name="P15">Geslaagd</text:p>
          </table:table-cell>
        </table:table-row>
        <table:table-row>
          <table:table-cell table:style-name="Table1.A2" office:value-type="string">
            <text:p text:style-name="P12">9. <text:span text:style-name="T3">Sensoren</text:span></text:p>
          </table:table-cell>
          <table:table-cell table:style-name="Table1.A2" office:value-type="string">
            <text:p text:style-name="P13">Twee sensoren (oost en west) worden gebruikt om de trein te detecteren. Als een trein wordt gedetecteerd, zal het systeem de overgang blokkeren en de waarschuwingslichten activeren.</text:p>
          </table:table-cell>
          <table:table-cell table:style-name="Table1.A2" office:value-type="string">
            <text:p text:style-name="P14">Must</text:p>
          </table:table-cell>
          <table:table-cell table:style-name="Table1.A2" office:value-type="string">
            <text:p text:style-name="P15">Geslaagd</text:p>
          </table:table-cell>
        </table:table-row>
        <table:table-row>
          <table:table-cell table:style-name="Table1.A2" office:value-type="string">
            <text:p text:style-name="P12">10. <text:span text:style-name="T3">Slagboombesturing (Servo Motor)</text:span></text:p>
          </table:table-cell>
          <table:table-cell table:style-name="Table1.A2" office:value-type="string">
            <text:p text:style-name="P13"><text:span text:style-name="T8">Zodra noord en zuid stoplichten beide rood zijn na een sensor detectie, </text:span>sluit <text:span text:style-name="T8">de slagboom</text:span> langzaam en opent wanneer de tweede sensor aangeeft dat de trein is gepasseerd. <text:span text:style-name="T12">Een slagboombeweging duurt 16 seconden.</text:span></text:p>
          </table:table-cell>
          <table:table-cell table:style-name="Table1.A2" office:value-type="string">
            <text:p text:style-name="P14">Must</text:p>
          </table:table-cell>
          <table:table-cell table:style-name="Table1.A2" office:value-type="string">
            <text:p text:style-name="P15">Geslaagd</text:p>
          </table:table-cell>
        </table:table-row>
        <table:table-row>
          <table:table-cell table:style-name="Table1.A2" office:value-type="string">
            <text:p text:style-name="P12">11. <text:span text:style-name="T3">Buzzer Waarschuwingsgeluid</text:span></text:p>
          </table:table-cell>
          <table:table-cell table:style-name="Table1.A2" office:value-type="string">
            <text:p text:style-name="P13">Een buzzer maakt een tikkend geluid, <text:span text:style-name="T13">met 250 ms frequentie, </text:span>wanneer de slagboom <text:span text:style-name="T14">opent en sluit (wanneer het in beweging is)</text:span></text:p>
          </table:table-cell>
          <table:table-cell table:style-name="Table1.A2" office:value-type="string">
            <text:p text:style-name="P18">Could</text:p>
          </table:table-cell>
          <table:table-cell table:style-name="Table1.A2" office:value-type="string">
            <text:p text:style-name="P15">Geslaagd</text:p>
          </table:table-cell>
        </table:table-row>
        <table:table-row>
          <table:table-cell table:style-name="Table1.A2" office:value-type="string">
            <text:p text:style-name="P12">12. <text:span text:style-name="T3">Display Aftelling</text:span></text:p>
          </table:table-cell>
          <table:table-cell table:style-name="Table1.A2" office:value-type="string">
            <text:p text:style-name="P13">Zodra de slagboom <text:span text:style-name="T15">volledig open is</text:span>, telt een display af van 5 naar 0, wat aangeeft dat de overgang veilig is. Daarna maakt de buzzer een specifiek patroon (3 tikken <text:span text:style-name="T16">van 750ms met 750 ms rust</text:span>, pauze <text:span text:style-name="T16">van 750ms plus extra 750ms</text:span>).</text:p>
          </table:table-cell>
          <table:table-cell table:style-name="Table1.A2" office:value-type="string">
            <text:p text:style-name="P18">Could</text:p>
          </table:table-cell>
          <table:table-cell table:style-name="Table1.A2" office:value-type="string">
            <text:p text:style-name="P15">Geslaagd</text:p>
          </table:table-cell>
        </table:table-row>
        <table:table-row>
          <table:table-cell table:style-name="Table1.A2" office:value-type="string">
            <text:p text:style-name="P12">13. <text:span text:style-name="T3">Reset Mechanisme</text:span></text:p>
          </table:table-cell>
          <table:table-cell table:style-name="Table1.A2" office:value-type="string">
            <text:p text:style-name="P13">Als een resetsignaal ("r") wordt ontvangen, of het systeem opnieuw wordt opgestart, wordt de openingsteller op nul gezet.</text:p>
          </table:table-cell>
          <table:table-cell table:style-name="Table1.A2" office:value-type="string">
            <text:p text:style-name="P18">Could</text:p>
          </table:table-cell>
          <table:table-cell table:style-name="Table1.A2" office:value-type="string">
            <text:p text:style-name="P19">Geslaagd</text:p>
          </table:table-cell>
        </table:table-row>
        <table:table-row>
          <table:table-cell table:style-name="Table1.A2" office:value-type="string">
            <text:p text:style-name="P12">14. <text:span text:style-name="T3">Service Logboek (voor eerste keer gebruikers)</text:span></text:p>
          </table:table-cell>
          <table:table-cell table:style-name="Table1.A2" office:value-type="string">
            <text:p text:style-name="P13">Het systeem moet bijhouden hoe vaak de slagboom is geopend, waarbij de telling naar de seriële monitor wordt geprint.</text:p>
          </table:table-cell>
          <table:table-cell table:style-name="Table1.A2" office:value-type="string">
            <text:p text:style-name="P18">Could</text:p>
          </table:table-cell>
          <table:table-cell table:style-name="Table1.A2" office:value-type="string">
            <text:p text:style-name="P15">Geslaagd</text:p>
          </table:table-cell>
        </table:table-row>
        <table:table-row>
          <table:table-cell table:style-name="Table1.A2" office:value-type="string">
            <text:p text:style-name="P12">15. <text:span text:style-name="T3">Knop Conflicten Vermijden</text:span></text:p>
          </table:table-cell>
          <table:table-cell table:style-name="Table1.A2" office:value-type="string">
            <text:p text:style-name="P13">Als de knop wordt ingedrukt terwijl het systeem de vorige actie verwerkt, wordt de tweede <text:span text:style-name="T5">en vervolg d</text:span>ruk<text:span text:style-name="T5">ken</text:span> genegeerd.</text:p>
          </table:table-cell>
          <table:table-cell table:style-name="Table1.A2" office:value-type="string">
            <text:p text:style-name="P18">Could</text:p>
          </table:table-cell>
          <table:table-cell table:style-name="Table1.A2" office:value-type="string">
            <text:p text:style-name="P15">Geslaagd</text:p>
          </table:table-cell>
        </table:table-row>
        <text:soft-page-break/>
        <table:table-row table:style-name="Table1.17">
          <table:table-cell table:style-name="Table1.A2" office:value-type="string">
            <text:p text:style-name="P12">16. <text:span text:style-name="T3">Trein Doorgangstijd</text:span></text:p>
          </table:table-cell>
          <table:table-cell table:style-name="Table1.A2" office:value-type="string">
            <text:p text:style-name="P13">Wanneer een trein de tweede sensor activeert, betekent dit dat de trein de overgang volledig is gepasseerd en de slagboom kan openen.</text:p>
          </table:table-cell>
          <table:table-cell table:style-name="Table1.A2" office:value-type="string">
            <text:p text:style-name="P14">Must</text:p>
          </table:table-cell>
          <table:table-cell table:style-name="Table1.A2" office:value-type="string">
            <text:p text:style-name="P15">Geslaagd</text:p>
          </table:table-cell>
        </table:table-row>
        <table:table-row table:style-name="Table1.17">
          <table:table-cell table:style-name="Table1.A18" office:value-type="string">
            <text:p text:style-name="P20">17. Display Scherm Update</text:p>
          </table:table-cell>
          <table:table-cell table:style-name="Table1.A18" office:value-type="string">
            <text:p text:style-name="P20">Display update het scherm minder (eens per 100ms) om energie verbruik te beperken.</text:p>
          </table:table-cell>
          <table:table-cell table:style-name="Table1.A18" office:value-type="string">
            <text:p text:style-name="P21">Should</text:p>
          </table:table-cell>
          <table:table-cell table:style-name="Table1.A18" office:value-type="string">
            <text:p text:style-name="P20">Geslaagd</text:p>
          </table:table-cell>
        </table:table-row>
      </table:table>
      <text:p text:style-name="P22"/>
      <text:h text:style-name="P23" text:outline-level="1"><text:bookmark-start text:name="__RefHeading___Toc343_2251958485"/>Teststrategie<text:bookmark-end text:name="__RefHeading___Toc343_2251958485"/></text:h>
      <text:p text:style-name="P24">Bij iedere specificatie is een teststrategie. De strategieën zijn nodig om te verifiëren dat de functie naar behoren werkt. Op deze manier kan kunnen mogelijke bugs geminimaliseerd worden.</text:p>
      <text:p text:style-name="P25">Table <text:sequence text:ref-name="refTable1" text:name="Table" text:formula="ooow:Table+1" style:num-format="1">2</text:sequence>: Teststrategie bij iedere specificatie</text:p>
      <table:table table:name="Table2" table:style-name="Table2" table:template-name="Academic">
        <table:table-column table:style-name="Table2.A"/>
        <table:table-column table:style-name="Table2.B"/>
        <table:table-row>
          <table:table-cell table:style-name="Table2.A1" office:value-type="string">
            <text:p text:style-name="P26">Nr/<text:span text:style-name="T3">Specificatie</text:span></text:p>
          </table:table-cell>
          <table:table-cell table:style-name="Table2.A1" office:value-type="string">
            <text:p text:style-name="P27">Teststrategie</text:p>
          </table:table-cell>
        </table:table-row>
        <table:table-row>
          <table:table-cell table:style-name="Table2.A2" office:value-type="string">
            <text:p text:style-name="P26">1. <text:span text:style-name="T3">Verkeerslicht</text:span></text:p>
          </table:table-cell>
          <table:table-cell table:style-name="Table2.A2" office:value-type="string">
            <text:p text:style-name="P27">Observatie <text:span text:style-name="T15">1</text:span>: Verkeerslichten zijn functioneel in de juiste volgordes.</text:p>
          </table:table-cell>
        </table:table-row>
        <table:table-row>
          <table:table-cell table:style-name="Table2.A2" office:value-type="string">
            <text:p text:style-name="P26">2. <text:span text:style-name="T3">Eenrichtingsovergang</text:span></text:p>
          </table:table-cell>
          <table:table-cell table:style-name="Table2.A2" office:value-type="string">
            <text:p text:style-name="P27">Observatie 1: Een richting mag groen zijn, nooit beide. Observatie 2: Wanneer op de knop wordt gedrukt bij de andere zijde, gaat de groen schijnende stoplicht de overgang maken naar rood als de stoplicht minimaal <text:span text:style-name="T4">twaalf</text:span> seconden groen heeft gehad.</text:p>
            <text:p text:style-name="P27">Observatie 3: Bij een treindetectie, start de overgang naar rood direct.</text:p>
          </table:table-cell>
        </table:table-row>
        <table:table-row>
          <table:table-cell table:style-name="Table2.A2" office:value-type="string">
            <text:p text:style-name="P26">3. <text:span text:style-name="T3">Spoorwegovergang</text:span></text:p>
          </table:table-cell>
          <table:table-cell table:style-name="Table2.A2" office:value-type="string">
            <text:p text:style-name="P27">Observatie <text:span text:style-name="T15">1</text:span>: Bij treindetectie springen de stoplichten in de juiste volgorde op rood. Wanneer beide richtingen op rood staan, <text:span text:style-name="T4">na drie seconden</text:span> activeert de servometer en is de overgang dicht.</text:p>
          </table:table-cell>
        </table:table-row>
        <table:table-row>
          <table:table-cell table:style-name="Table2.A2" office:value-type="string">
            <text:p text:style-name="P26">4. <text:span text:style-name="T3">Knopindrukking voor Oversteken</text:span></text:p>
          </table:table-cell>
          <table:table-cell table:style-name="Table2.A2" office:value-type="string">
            <text:p text:style-name="P27">Observatie <text:span text:style-name="T15">1</text:span>: <text:span text:style-name="T4">Bij indrukken knop zal de overstap van rood naar groen ingaan wanneer de andere zijde twaalf seconden al op groen is geweest.</text:span></text:p>
          </table:table-cell>
        </table:table-row>
        <table:table-row table:style-name="Table2.6">
          <table:table-cell table:style-name="Table2.A2" office:value-type="string">
            <text:p text:style-name="P26">5. <text:span text:style-name="T3">Knopverwerkingslogica</text:span></text:p>
          </table:table-cell>
          <table:table-cell table:style-name="Table2.A2" office:value-type="string">
            <text:p text:style-name="P28">Serial port <text:span text:style-name="T6">1</text:span>: Een status activeren bij eerste druk en knop deactiveren tot status verlopen is. Bij iedere status een print weergeven om te verifiëren dat de status actief is en de functie niet vertraagd.</text:p>
          </table:table-cell>
        </table:table-row>
        <table:table-row>
          <table:table-cell table:style-name="Table2.A2" office:value-type="string">
            <text:p text:style-name="P26">6. <text:span text:style-name="T3">Verkeerslichttijden</text:span></text:p>
          </table:table-cell>
          <table:table-cell table:style-name="Table2.A2" office:value-type="string">
            <text:p text:style-name="P28">Observatie 1: Een verkeerslicht die groen is moet minimaal twaalf seconden op groen blijven (uitzondering met trein).<text:line-break/>Observatie 2: Van groen moet het licht naar oranje, twee seconden later naar rood.</text:p>
          </table:table-cell>
        </table:table-row>
        <table:table-row>
          <table:table-cell table:style-name="Table2.A2" office:value-type="string">
            <text:p text:style-name="P26">7. <text:span text:style-name="T3">Blokkering van de Overgang (rood)</text:span></text:p>
          </table:table-cell>
          <table:table-cell table:style-name="Table2.A2" office:value-type="string">
            <text:p text:style-name="P28">Observatie <text:span text:style-name="T15">1</text:span>: Beide verkeerslichten moeten drie seconden op rood wanneer een overgang gaande is (noord naar zuid en vice versa).</text:p>
          </table:table-cell>
        </table:table-row>
        <table:table-row>
          <table:table-cell table:style-name="Table2.A2" office:value-type="string">
            <text:p text:style-name="P26">8. <text:span text:style-name="T3">Treindetectie en Prioriteit</text:span></text:p>
          </table:table-cell>
          <table:table-cell table:style-name="Table2.A2" office:value-type="string">
            <text:p text:style-name="P28">Observatie 1: Bij treindetectie, stoplicht overgang gaat naar rood en dit negeert de twaalf seconden regel van groen.</text:p>
          </table:table-cell>
        </table:table-row>
        <table:table-row>
          <table:table-cell table:style-name="Table2.A2" office:value-type="string">
            <text:p text:style-name="P26">9. <text:span text:style-name="T3">Sensoren</text:span></text:p>
          </table:table-cell>
          <table:table-cell table:style-name="Table2.A2" office:value-type="string">
            <text:p text:style-name="P29">Observatie 1: Na treindetectie (specificatie 8), knippert de stoplicht oranje met een rood licht.</text:p>
            <text:p text:style-name="P29">Observatie 2: Slagboom gaat dicht.</text:p>
          </table:table-cell>
        </table:table-row>
        <table:table-row>
          <table:table-cell table:style-name="Table2.A2" office:value-type="string">
            <text:p text:style-name="P26">10. <text:span text:style-name="T3">Slagboombesturing (Servo Motor)</text:span></text:p>
          </table:table-cell>
          <table:table-cell table:style-name="Table2.A2" office:value-type="string">
            <text:p text:style-name="P29">Observatie 1: <text:span text:style-name="T15">Bij treindetectie, s</text:span>lagboom gaat dicht na<text:span text:style-name="T15">dat noord/zuid lichten drie seconden op rood staat.</text:span></text:p>
            <text:p text:style-name="P30">Observatie 2: Bij tweede treindetectie (trein verlaat), <text:soft-page-break/>slagbomen omhoog. <text:span text:style-name="T17">Een tweede treindetectie kan alleen gebeuren zodra de slagboom eerst gesloten is, niet ervoor.</text:span></text:p>
          </table:table-cell>
        </table:table-row>
        <table:table-row>
          <table:table-cell table:style-name="Table2.A2" office:value-type="string">
            <text:p text:style-name="P26">11. <text:span text:style-name="T3">Buzzer Waarschuwingsgeluid</text:span></text:p>
          </table:table-cell>
          <table:table-cell table:style-name="Table2.A2" office:value-type="string">
            <text:p text:style-name="P30">Observatie 1: Buzzer tikt wanneer de servometer beweegt.</text:p>
          </table:table-cell>
        </table:table-row>
        <table:table-row>
          <table:table-cell table:style-name="Table2.A2" office:value-type="string">
            <text:p text:style-name="P26">12. <text:span text:style-name="T3">Display Aftelling</text:span></text:p>
          </table:table-cell>
          <table:table-cell table:style-name="Table2.A2" office:value-type="string">
            <text:p text:style-name="P30">Observatie 1: <text:span text:style-name="T6">Wanneer servo volledig open is na de tweede treindetectie, telt de display van 5 naar 0.</text:span></text:p>
            <text:p text:style-name="P31">Observatie 2: Tijdens het aftellen, doet de buzzer drie tikken vervolgt met een rust tot de display 0 weergeeft.</text:p>
          </table:table-cell>
        </table:table-row>
        <table:table-row>
          <table:table-cell table:style-name="Table2.A2" office:value-type="string">
            <text:p text:style-name="P26">13. <text:span text:style-name="T3">Reset Mechanisme</text:span></text:p>
          </table:table-cell>
          <table:table-cell table:style-name="Table2.A2" office:value-type="string">
            <text:p text:style-name="P31">Serial port 1: <text:span text:style-name="T18">Bij herstarten van systeem of een ‘r’ input, Openingsteller naar 0 en teller printen.</text:span></text:p>
          </table:table-cell>
        </table:table-row>
        <table:table-row>
          <table:table-cell table:style-name="Table2.A2" office:value-type="string">
            <text:p text:style-name="P26">14. <text:span text:style-name="T3">Service Logboek (voor eerste keer gebruikers)</text:span></text:p>
          </table:table-cell>
          <table:table-cell table:style-name="Table2.A2" office:value-type="string">
            <text:p text:style-name="P32">Serial port 1: Iedere servobeweging omhoog (dus omlaag+omhoog telt als een beweging), teller +1 en print teller in poort.</text:p>
          </table:table-cell>
        </table:table-row>
        <table:table-row>
          <table:table-cell table:style-name="Table2.A2" office:value-type="string">
            <text:p text:style-name="P26">15. <text:span text:style-name="T3">Knop Conflicten Vermijden</text:span></text:p>
          </table:table-cell>
          <table:table-cell table:style-name="Table2.A2" office:value-type="string">
            <text:p text:style-name="P32">Serial port 1: Bij druk, testprint een status dat (noord/zuid) zijde knop is ingedrukt. Geen nieuwe print komt uit bij vervolg inputs van beide zijdes.</text:p>
          </table:table-cell>
        </table:table-row>
        <table:table-row table:style-name="Table2.17">
          <table:table-cell table:style-name="Table2.A17" office:value-type="string">
            <text:p text:style-name="P26">16. <text:span text:style-name="T3">Trein Doorgangstijd</text:span></text:p>
          </table:table-cell>
          <table:table-cell table:style-name="Table2.A17" office:value-type="string">
            <text:p text:style-name="P32">Observatie 1: Servopoort gaat open zodra de tweede sensor is gedetecteerd.</text:p>
          </table:table-cell>
        </table:table-row>
      </table:table>
      <text:p text:style-name="P3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style:font-face style:name="Linux Libertine1" svg:font-family="'Linux Libertine'"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nux Libertine" fo:font-size="12pt" fo:language="nl" fo:country="N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nux Libertine" fo:font-size="12pt" fo:language="nl" fo:country="N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Linux Libertine1" fo:language="nl" fo:country="NL" officeooo:rsid="0009096d" officeooo:paragraph-rsid="0009096d"/>
    </style:style>
    <style:style style:name="MT1" style:family="text">
      <style:text-properties officeooo:rsid="000b6075"/>
    </style:style>
    <style:style style:name="MT2" style:family="text">
      <style:text-properties officeooo:rsid="0020f61a"/>
    </style:style>
    <style:style style:name="MT3" style:family="text">
      <style:text-properties officeooo:rsid="0020205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ram Markarov<text:tab/><text:span text:style-name="MT1">0</text:span><text:span text:style-name="MT2">6</text:span><text:span text:style-name="MT1">/0</text:span><text:span text:style-name="MT2">5</text:span><text:span text:style-name="MT1">/2025</text:span><text:tab/>Chris van Uffelen<text:tab/><text:tab/><text:span text:style-name="MT3">Ralph Niels</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1T14:33:23.921170812</meta:creation-date>
    <dc:date>2025-05-06T02:28:19.451418556</dc:date>
    <meta:editing-duration>PT3H35M51S</meta:editing-duration>
    <meta:editing-cycles>28</meta:editing-cycles>
    <meta:generator>LibreOffice/25.2.3.2$Linux_X86_64 LibreOffice_project/520$Build-2</meta:generator>
    <meta:document-statistic meta:table-count="2" meta:image-count="0" meta:object-count="0" meta:page-count="8" meta:paragraph-count="125" meta:word-count="1145" meta:character-count="7629" meta:non-whitespace-character-count="6608"/>
  </office:meta>
</office:document-meta>
</file>